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</style:style>
    <style:style style:name="P53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4" style:family="paragraph" style:parent-style-name="Text_20_body">
      <style:text-properties fo:background-color="#ffcc99"/>
    </style:style>
    <style:style style:name="P55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7" style:family="paragraph" style:parent-style-name="Text_20_body">
      <style:paragraph-properties fo:margin-left="0in" fo:margin-right="0in" fo:text-indent="0.0783in" style:auto-text-indent="false"/>
    </style:style>
    <style:style style:name="P58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text-align="justify" style:justify-single-word="false"/>
    </style:style>
    <style:style style:name="P62" style:family="paragraph" style:parent-style-name="Text_20_body">
      <style:paragraph-properties fo:margin-left="0in" fo:margin-right="0in" fo:text-indent="0.0398in" style:auto-text-indent="false"/>
    </style:style>
    <style:style style:name="P63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rsid="00050c5f" officeooo:paragraph-rsid="0005fff7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9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background-color="#ffffcc"/>
    </style:style>
    <style:style style:name="P72" style:family="paragraph" style:parent-style-name="Heading_20_3">
      <style:paragraph-properties fo:break-before="page"/>
      <style:text-properties fo:background-color="#ffffcc"/>
    </style:style>
    <style:style style:name="P73" style:family="paragraph" style:parent-style-name="Heading_20_4">
      <style:text-properties officeooo:paragraph-rsid="00182caa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text-properties fo:font-weight="bold" fo:background-color="transparent" style:font-weight-asian="bold" style:font-weight-complex="bold"/>
    </style:style>
    <style:style style:name="P76" style:family="paragraph" style:parent-style-name="Heading_20_4">
      <style:text-properties fo:font-weight="bold" style:font-weight-asian="bold" style:font-weight-complex="bold"/>
    </style:style>
    <style:style style:name="P77" style:family="paragraph" style:parent-style-name="Heading_20_4">
      <style:text-properties fo:background-color="#ff9966"/>
    </style:style>
    <style:style style:name="P78" style:family="paragraph" style:parent-style-name="Heading_20_4">
      <style:paragraph-properties fo:keep-together="auto" fo:keep-with-next="auto"/>
    </style:style>
    <style:style style:name="P79" style:family="paragraph" style:parent-style-name="Heading_20_5">
      <style:text-properties fo:background-color="transparent"/>
    </style:style>
    <style:style style:name="P80" style:family="paragraph" style:parent-style-name="Heading_20_5">
      <style:paragraph-properties fo:break-before="page"/>
    </style:style>
    <style:style style:name="P81" style:family="paragraph" style:parent-style-name="Standard" style:list-style-name="L4"/>
    <style:style style:name="P82" style:family="paragraph" style:parent-style-name="Standard" style:list-style-name="L5"/>
    <style:style style:name="P83" style:family="paragraph" style:parent-style-name="Standard" style:list-style-name="L10"/>
    <style:style style:name="P84" style:family="paragraph" style:parent-style-name="Standard" style:list-style-name="L14"/>
    <style:style style:name="P85" style:family="paragraph" style:parent-style-name="Standard" style:list-style-name="L21"/>
    <style:style style:name="P86" style:family="paragraph" style:parent-style-name="Standard" style:list-style-name="L26">
      <style:text-properties fo:font-weight="bold" fo:background-color="#ff0000" style:font-weight-asian="bold" style:font-weight-complex="bold"/>
    </style:style>
    <style:style style:name="P87" style:family="paragraph" style:parent-style-name="Standard" style:list-style-name="L29"/>
    <style:style style:name="P88" style:family="paragraph" style:parent-style-name="Standard" style:list-style-name="L32"/>
    <style:style style:name="P89" style:family="paragraph" style:parent-style-name="Standard" style:list-style-name="L34"/>
    <style:style style:name="P90" style:family="paragraph" style:parent-style-name="Standard" style:list-style-name="L37"/>
    <style:style style:name="P91" style:family="paragraph" style:parent-style-name="Standard" style:list-style-name="L38"/>
    <style:style style:name="P92" style:family="paragraph" style:parent-style-name="Table_20_Contents" style:list-style-name="L22">
      <style:paragraph-properties fo:text-align="start" style:justify-single-word="false"/>
    </style:style>
    <style:style style:name="P93" style:family="paragraph" style:parent-style-name="Table_20_Contents" style:list-style-name="L22">
      <style:paragraph-properties fo:text-align="start" style:justify-single-word="false"/>
      <style:text-properties fo:background-color="#ff0000"/>
    </style:style>
    <style:style style:name="P94" style:family="paragraph" style:parent-style-name="Text_20_body" style:list-style-name="L1"/>
    <style:style style:name="P95" style:family="paragraph" style:parent-style-name="Text_20_body" style:list-style-name="L2"/>
    <style:style style:name="P96" style:family="paragraph" style:parent-style-name="Text_20_body" style:list-style-name="L3"/>
    <style:style style:name="P97" style:family="paragraph" style:parent-style-name="Text_20_body" style:list-style-name="L3">
      <style:text-properties fo:background-color="#ff9966"/>
    </style:style>
    <style:style style:name="P98" style:family="paragraph" style:parent-style-name="Text_20_body" style:list-style-name="L11">
      <style:paragraph-properties fo:margin-left="0.9846in" fo:margin-right="0in" fo:text-indent="0.0783in" style:auto-text-indent="false"/>
      <style:text-properties fo:background-color="#ff9966"/>
    </style:style>
    <style:style style:name="P99" style:family="paragraph" style:parent-style-name="Text_20_body" style:list-style-name="L30">
      <style:paragraph-properties fo:margin-left="0.4925in" fo:margin-right="0in" fo:text-indent="0in" style:auto-text-indent="false"/>
      <style:text-properties fo:background-color="#ff9966"/>
    </style:style>
    <style:style style:name="P100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1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2" style:family="paragraph" style:parent-style-name="Text_20_body" style:list-style-name="L6"/>
    <style:style style:name="P103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4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5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6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7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8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9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0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1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2" style:family="paragraph" style:parent-style-name="Text_20_body" style:list-style-name="L8">
      <style:text-properties style:use-window-font-color="true" loext:opacity="0%"/>
    </style:style>
    <style:style style:name="P113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4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5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9">
      <style:text-properties style:use-window-font-color="true" loext:opacity="0%"/>
    </style:style>
    <style:style style:name="P117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8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19" style:family="paragraph" style:parent-style-name="Text_20_body" style:list-style-name="L14">
      <style:text-properties style:use-window-font-color="true" loext:opacity="0%" fo:font-weight="normal" style:font-weight-asian="normal" style:font-weight-complex="normal"/>
    </style:style>
    <style:style style:name="P120" style:family="paragraph" style:parent-style-name="Text_20_body" style:list-style-name="L1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24">
      <style:paragraph-properties fo:margin-left="0in" fo:margin-right="0in" fo:text-indent="0.0783in" style:auto-text-indent="false"/>
      <style:text-properties style:use-window-font-color="true" loext:opacity="0%"/>
    </style:style>
    <style:style style:name="P122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7">
      <style:text-properties style:use-window-font-color="true" loext:opacity="0%"/>
    </style:style>
    <style:style style:name="P124" style:family="paragraph" style:parent-style-name="Text_20_body" style:list-style-name="L28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5" style:family="paragraph" style:parent-style-name="Text_20_body" style:list-style-name="L3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6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7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8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11"/>
    <style:style style:name="P130" style:family="paragraph" style:parent-style-name="Text_20_body" style:list-style-name="L11">
      <style:paragraph-properties fo:margin-left="0.4925in" fo:margin-right="0in" fo:text-indent="0.0783in" style:auto-text-indent="false"/>
    </style:style>
    <style:style style:name="P131" style:family="paragraph" style:parent-style-name="Text_20_body" style:list-style-name="L11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2" style:family="paragraph" style:parent-style-name="Text_20_body" style:list-style-name="L11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3" style:family="paragraph" style:parent-style-name="Text_20_body" style:list-style-name="L12"/>
    <style:style style:name="P134" style:family="paragraph" style:parent-style-name="Text_20_body" style:list-style-name="L15">
      <style:text-properties style:text-underline-style="none" fo:font-weight="normal" style:font-weight-asian="normal" style:font-weight-complex="normal"/>
    </style:style>
    <style:style style:name="P135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7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7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30"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1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0" style:family="paragraph" style:parent-style-name="Text_20_body" style:list-style-name="L19">
      <style:paragraph-properties fo:margin-left="0.9846in" fo:margin-right="0in" fo:text-indent="0.0783in" style:auto-text-indent="false"/>
    </style:style>
    <style:style style:name="P141" style:family="paragraph" style:parent-style-name="Text_20_body" style:list-style-name="L19">
      <style:paragraph-properties fo:margin-left="0.4925in" fo:margin-right="0in" fo:text-indent="0.0783in" style:auto-text-indent="false"/>
    </style:style>
    <style:style style:name="P142" style:family="paragraph" style:parent-style-name="Text_20_body" style:list-style-name="L20">
      <style:paragraph-properties fo:margin-left="0in" fo:margin-right="0in" fo:text-indent="0in" style:auto-text-indent="false"/>
    </style:style>
    <style:style style:name="P143" style:family="paragraph" style:parent-style-name="Text_20_body" style:list-style-name="L21">
      <style:paragraph-properties fo:margin-left="0.4925in" fo:margin-right="0in" fo:text-indent="0.0783in" style:auto-text-indent="false"/>
    </style:style>
    <style:style style:name="P144" style:family="paragraph" style:parent-style-name="Text_20_body" style:list-style-name="L23" style:master-page-name="">
      <style:paragraph-properties fo:margin-top="0in" fo:margin-bottom="0in" style:contextual-spacing="false" style:page-number="auto"/>
    </style:style>
    <style:style style:name="P145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</style:style>
    <style:style style:name="P146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8" style:family="paragraph" style:parent-style-name="Text_20_body" style:list-style-name="L33">
      <style:paragraph-properties fo:margin-left="0.4925in" fo:margin-right="0in" fo:text-indent="0in" style:auto-text-indent="false"/>
      <style:text-properties fo:background-color="#ff0000"/>
    </style:style>
    <style:style style:name="P149" style:family="paragraph" style:parent-style-name="Text_20_body" style:list-style-name="L24">
      <style:paragraph-properties fo:margin-left="0in" fo:margin-right="0in" fo:text-indent="0.0783in" style:auto-text-indent="false"/>
    </style:style>
    <style:style style:name="P150" style:family="paragraph" style:parent-style-name="Text_20_body" style:list-style-name="L28">
      <style:paragraph-properties fo:margin-top="0in" fo:margin-bottom="0in" style:contextual-spacing="false"/>
    </style:style>
    <style:style style:name="P151" style:family="paragraph" style:parent-style-name="Text_20_body" style:list-style-name="L29">
      <style:paragraph-properties fo:margin-left="0.4925in" fo:margin-right="0in" fo:text-indent="0in" style:auto-text-indent="false"/>
    </style:style>
    <style:style style:name="P152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1"/>
    <style:style style:name="P154" style:family="paragraph" style:parent-style-name="Text_20_body" style:list-style-name="L32">
      <style:paragraph-properties fo:margin-left="0.4925in" fo:margin-right="0in" fo:text-indent="0in" style:auto-text-indent="false"/>
    </style:style>
    <style:style style:name="P155" style:family="paragraph" style:parent-style-name="Text_20_body" style:list-style-name="L32">
      <style:paragraph-properties fo:margin-left="0.9846in" fo:margin-right="0in" fo:text-indent="0in" style:auto-text-indent="false"/>
    </style:style>
    <style:style style:name="P156" style:family="paragraph" style:parent-style-name="Text_20_body" style:list-style-name="L32">
      <style:paragraph-properties fo:margin-left="0in" fo:margin-right="0in" fo:text-indent="0in" style:auto-text-indent="false"/>
    </style:style>
    <style:style style:name="P157" style:family="paragraph" style:parent-style-name="Text_20_body" style:list-style-name="L34">
      <style:paragraph-properties fo:margin-left="0.4925in" fo:margin-right="0in" fo:text-indent="0.0783in" style:auto-text-indent="false"/>
    </style:style>
    <style:style style:name="P158" style:family="paragraph" style:parent-style-name="Text_20_body" style:list-style-name="L35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9" style:family="paragraph" style:parent-style-name="Text_20_body" style:list-style-name="L36"/>
    <style:style style:name="P160" style:family="paragraph" style:parent-style-name="Text_20_body" style:list-style-name="L38">
      <style:paragraph-properties fo:margin-left="0in" fo:margin-right="0in" fo:text-indent="0.0398in" style:auto-text-indent="false"/>
    </style:style>
    <style:style style:name="P161" style:family="paragraph" style:parent-style-name="Text_20_body" style:list-style-name="L37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2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_5b_RPG_5d__20_Táblázat_20_-_20_Fortély_20_hatás" style:list-style-name="L13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fo:background-color="#ff9966" loext:char-shading-value="0"/>
    </style:style>
    <style:style style:name="T24" style:family="text">
      <style:text-properties fo:font-size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officeooo:rsid="0002e1e2"/>
    </style:style>
    <style:style style:name="T33" style:family="text">
      <style:text-properties officeooo:rsid="0004b12c"/>
    </style:style>
    <style:style style:name="T34" style:family="text">
      <style:text-properties officeooo:rsid="0005fff7"/>
    </style:style>
    <style:style style:name="T35" style:family="text">
      <style:text-properties officeooo:rsid="000909af"/>
    </style:style>
    <style:style style:name="T36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8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Frissítve: 20<text:span text:style-name="T35">2</text:span><text:span text:style-name="T33">3</text:span>.<text:span text:style-name="T35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4">Képzettségek (fejlesztés)<text:tab/>2</text:p>
          <text:p text:style-name="P65">Problémák (megoldandók) (képzettségek)<text:tab/>2</text:p>
          <text:p text:style-name="P66">Rejtőzés vs Észlelés - PROB_KEPZETTSEGEK_#8.<text:tab/>2</text:p>
          <text:p text:style-name="P66">Méregismeret - PROB_KEPZETTSEGEK_#22.<text:tab/>2</text:p>
          <text:p text:style-name="P65">TODO (kidolgozandók) (képzettségek)<text:tab/>2</text:p>
          <text:p text:style-name="P66">Képzettségek leírását kidolgozni – TODO_KEPZETTSEGEK_#22.<text:tab/>2</text:p>
          <text:p text:style-name="P66">Képzettségek kifejtői, képzetlen próba, biztos tudás - TODO_KEPZETTSEGEK_#3.<text:tab/>2</text:p>
          <text:p text:style-name="P66">Ellenpróbás szituációk fejezete - TODO_KEPZETTSEGEK_#7.<text:tab/>2</text:p>
          <text:p text:style-name="P66">Gyógyítás kidolgozása - TODO_KEPZETTSEGEK_#8.<text:tab/>3</text:p>
          <text:p text:style-name="P66">Írástudó - TODO_KEPZETTSEGEK_#9.<text:tab/>3</text:p>
          <text:p text:style-name="P64">Fortélyok (fejlesztés)<text:tab/>4</text:p>
          <text:p text:style-name="P65">Alapelvek fortélyok kidolgozásához<text:tab/>4</text:p>
          <text:p text:style-name="P66">Fortély „Táp kategóriák”<text:tab/>4</text:p>
          <text:p text:style-name="P66">Háttér fortélyok kidolgozása - TODO_FORTÉLY_#10<text:tab/>5</text:p>
          <text:p text:style-name="P64">Harcrendszer (fejlesztés)<text:tab/>6</text:p>
          <text:p text:style-name="P65">Problémák (megoldandók) (harcrendszer)<text:tab/>6</text:p>
          <text:p text:style-name="P66">Testrészre támadás – PROB_HARC_#59.<text:tab/>6</text:p>
          <text:p text:style-name="P66">Nem harci sebződések – PROB_HARC_#57.<text:tab/>6</text:p>
          <text:p text:style-name="P66">Tapasztalati szint és Mágia célzása – PROB_HARC_#60.<text:tab/>6</text:p>
          <text:p text:style-name="P66">Harci helyzetek – PROB_HARC_#51.<text:tab/>7</text:p>
          <text:p text:style-name="P63">Rávetődés hátulról<text:tab/>7</text:p>
          <text:p text:style-name="P63">Mögékerülés<text:tab/>7</text:p>
          <text:p text:style-name="P63">Visszafogott csapás /Harc az ellenfél elfogásáért<text:tab/>7</text:p>
          <text:p text:style-name="P66">Garott használat - PROB_HARC_#11.<text:tab/>8</text:p>
          <text:p text:style-name="P65">TODO (kidolgozandók) (harcrendszer)<text:tab/>9</text:p>
          <text:p text:style-name="P66">Vértek, páncélok – TODO_HARC_#29.<text:tab/>9</text:p>
          <text:p text:style-name="P66">Pajzsok, Alkarvédők – TODO_HARC_#15.<text:tab/>10</text:p>
          <text:p text:style-name="P66">Hajítófegyverek – TODO_HARC_#32.<text:tab/>11</text:p>
          <text:p text:style-name="P63">Speciális fegyver hajítása<text:tab/>11</text:p>
          <text:p text:style-name="P63">Slan csillag<text:tab/>11</text:p>
          <text:p text:style-name="P66">Fegyverek – TODO_HARC_#27.<text:tab/>11</text:p>
          <text:p text:style-name="P63">Fegyverek minősége<text:tab/>11</text:p>
          <text:p text:style-name="P63">Konkrét fegyverek tulajdonságai<text:tab/>11</text:p>
          <text:p text:style-name="P63">Sebzés típusok, sebek jellege<text:tab/>12</text:p>
          <text:p text:style-name="P63">Harc egyedi fegyverekkel<text:tab/>13</text:p>
          <text:p text:style-name="P63">Hárítófegyverek<text:tab/>13</text:p>
          <text:p text:style-name="P66">Harci alakzatok kidolgozása – TODO_HARC_#62.<text:tab/>13</text:p>
          <text:p text:style-name="P66">Emberméret-módosító fegyveres harcban – TODO_HARC_#10.<text:tab/>13</text:p>
          <text:p text:style-name="P66">Átlagemberek szintje, értékei – TODO_HARC_#18.<text:tab/>13</text:p>
          <text:p text:style-name="P66">Megterheltség, kimerültség – TODO_HARC_#20.<text:tab/>13</text:p>
          <text:p text:style-name="P66">Manőverek – TODO_HARC_#33.<text:tab/>13</text:p>
          <text:p text:style-name="P66">Harci fortélyok – TODO_HARC_#35.<text:tab/>14</text:p>
          <text:p text:style-name="P66">Mozgási sebesség – TODO_HARC_#39.<text:tab/>14</text:p>
          <text:p text:style-name="P66">Távolsági harcrendszer – TODO_HARC_#36.<text:tab/>14</text:p>
          <text:p text:style-name="P66">Védő Érték regenerálódása, tartós VÉ csökkenés – TODO_HARC_#60.<text:tab/>14</text:p>
          <text:p text:style-name="P66">Gyógyulás – TODO_HARC_#38.<text:tab/>15</text:p>
          <text:p text:style-name="P66">Lovas harc és fortélyaik – TODO_HARC_#31.<text:tab/>16</text:p>
          <text:p text:style-name="P63">Lovas roham<text:tab/>16</text:p>
          <text:p text:style-name="P63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1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1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250859052" text:style-name="L1">
        <text:list-item>
          <text:p text:style-name="P94"><text:soft-page-break/>Mi az alapeset</text:p>
        </text:list-item>
        <text:list-item>
          <text:p text:style-name="P94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307826138" text:style-name="L2">
        <text:list-item>
          <text:p text:style-name="P95">Átfogó képzettség (része: Sebgyógyítás, Orvoslás)</text:p>
        </text:list-item>
        <text:list-item>
          <text:p text:style-name="P95">Kultúrkörhöz kötött (kuruzslók, stb)</text:p>
        </text:list-item>
        <text:list-item>
          <text:p text:style-name="P95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0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4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02295823889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022958241200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022958243504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022958236304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02295823659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022958236880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188524660" text:style-name="L3">
        <text:list-item>
          <text:p text:style-name="P96">Képzettségeket (KP igényük 1:1-ben számít be)</text:p>
        </text:list-item>
        <text:list-item>
          <text:p text:style-name="P97">Fortélyok (nehéz a KP-sítésük..., esetleg annak a fortélynak a táp-kategória KP-igénye)</text:p>
        </text:list-item>
        <text:list-item>
          <text:p text:style-name="P96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02295824264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022958242064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0229582432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022958243792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022958229104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022978005872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02297800904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1136312425" text:style-name="L4">
        <text:list-item>
          <text:p text:style-name="P81">Tfh az első oszlopot használjuk (1. verzió)</text:p>
        </text:list-item>
        <text:list-item>
          <text:p text:style-name="P81">Megsaccoljuk, hogy mennyire tápos és azt mondjuk, hogy ez pl. a 3. táp-kategóriába tesszük</text:p>
        </text:list-item>
        <text:list-item>
          <text:p text:style-name="P100">Így a követelményekre 80KP-t kell költeni. Jelenleg:</text:p>
        </text:list-item>
        <text:list-item>
          <text:p text:style-name="P81">Harcmodor-6.szint: 46KP</text:p>
        </text:list-item>
        <text:list-item>
          <text:p text:style-name="P81">Ügyesség +1 <text:s/><text:span text:style-name="T21">→</text:span><text:span text:style-name="T22"> 10KP</text:span></text:p>
        </text:list-item>
        <text:list-item>
          <text:p text:style-name="P101">Összesen: 46+10=56KP, tehát még 80-56=24KP-nyi követelményt kéne betenni.</text:p>
        </text:list-item>
      </text:list>
      <text:p text:style-name="P45"/>
      <text:p text:style-name="P68"/>
      <text:p text:style-name="P69">IDÁIG MARKDOWNBA KONVERTÁLVA✅</text:p>
      <text:p text:style-name="P44"/>
      <text:h text:style-name="P70" text:outline-level="1"><text:bookmark-start text:name="__RefHeading___Toc16791_1791843891"/>Harcrendszer (fejlesztés)<text:bookmark-end text:name="__RefHeading___Toc16791_1791843891"/></text:h>
      <text:h text:style-name="P71" text:outline-level="3"><text:bookmark-start text:name="__RefHeading___Toc16793_1791843891"/>Problémák (megoldandók) (harcrendszer)<text:bookmark-end text:name="__RefHeading___Toc16793_1791843891"/></text:h>
      <text:h text:style-name="P73" text:outline-level="4"><text:bookmark-start text:name="__RefHeading___Toc16795_1791843891"/>Testrészre támadás<text:span text:style-name="T1"> – PROB_HARC_#59.</text:span><text:span text:style-name="T38">✅</text:span><text:bookmark-end text:name="__RefHeading___Toc16795_1791843891"/></text:h>
      <text:list xml:id="list1846551045" text:style-name="L5">
        <text:list-item>
          <text:p text:style-name="P82">A Harci anatómia erre is adjon bónuszt..?</text:p>
        </text:list-item>
      </text:list>
      <text:h text:style-name="P73" text:outline-level="4"><text:bookmark-start text:name="__RefHeading___Toc16797_1791843891"/>Nem harci sebződések – PROB_HARC_#57.<text:span text:style-name="T37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7">20<text:span text:style-name="T34">22</text:span>.0<text:span text:style-name="T34">7</text:span>.<text:span text:style-name="T34">27</text:span>: Alapb<text:span text:style-name="T24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4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056484030" text:style-name="L6">
        <text:list-item>
          <text:p text:style-name="P102">Követelmény: Meglepetés, vagy Észrevétlen támadás kell hozzá (Sikeres Lopakodás)</text:p>
        </text:list-item>
        <text:list-item>
          <text:p text:style-name="P103">Tehát olyan, mint egy sikeres Manőver Előkészítés, ami után lehet dobni a Végrehajtást, azaz:</text:p>
        </text:list-item>
        <text:list-item>
          <text:p text:style-name="P105">Sima sikeres támadás +20 TÉ-vel. De az már túl könnyű! Mert a meglepetés is pluszt ad (+20 TÉ)!</text:p>
        </text:list-item>
        <text:list-item>
          <text:p text:style-name="P106"><text:span text:style-name="_5b_RPG_5d__20_Kiemelt_20_kifejezés"><text:span text:style-name="T4">Megérzés:</text:span></text:span></text:p>
        </text:list-item>
        <text:list-item>
          <text:p text:style-name="P104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83277984" text:style-name="L7">
        <text:list-item>
          <text:p text:style-name="P108">Ha Manőver, a KM ne mondja el rögtön, hogy sikerült-e a próba. <text:span text:style-name="T28">Csak a kör ??? végén.</text:span></text:p>
        </text:list-item>
        <text:list-item>
          <text:p text:style-name="P110">Mennyi időbe telik a mögékerülés????</text:p>
        </text:list-item>
        <text:list-item>
          <text:p text:style-name="P108">Csak Manőver-próbából áll</text:p>
        </text:list-item>
        <text:list-item>
          <text:p text:style-name="P107">Hogyan férhet hozzá egy karakter a társ által takart ellenfélhez?</text:p>
        </text:list-item>
        <text:list-item>
          <text:p text:style-name="P109">Nyílt terepen?</text:p>
        </text:list-item>
        <text:list-item>
          <text:p text:style-name="P109">És folyósón?</text:p>
        </text:list-item>
        <text:list-item>
          <text:p text:style-name="P107">Hogyan tud a hátába kerülni?</text:p>
        </text:list-item>
        <text:list-item>
          <text:p text:style-name="P111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3631842364" text:style-name="L8">
        <text:list-item>
          <text:list>
            <text:list-item>
              <text:p text:style-name="P112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2"><text:soft-page-break/>Alkalmatlan fegyverrel</text:p>
              <text:list>
                <text:list-item>
                  <text:p text:style-name="P113">TÉ: -20</text:p>
                </text:list-item>
                <text:list-item>
                  <text:p text:style-name="P114">kardok, buzogányok, stb</text:p>
                </text:list-item>
              </text:list>
            </text:list-item>
            <text:list-item>
              <text:p text:style-name="P112">Félig alkalmas fegyverrel</text:p>
              <text:list>
                <text:list-item>
                  <text:p text:style-name="P113">TÉ: -10</text:p>
                </text:list-item>
              </text:list>
            </text:list-item>
            <text:list-item>
              <text:p text:style-name="P112">Alkalmas fegyverrel</text:p>
              <text:list>
                <text:list-item>
                  <text:p text:style-name="P112">nincs levonás</text:p>
                </text:list-item>
                <text:list-item>
                  <text:p text:style-name="P115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2"/>
      <text:h text:style-name="Heading_20_4" text:outline-level="4"><text:bookmark-start text:name="__RefHeading___Toc16809_1791843891"/><text:span text:style-name="_5b_RPG_5d__20_Kiemelt_20_kifejezés"><text:span text:style-name="T23">Garott használat <text:s/>- <text:s/>PROB_HARC_#11.</text:span></text:span><text:bookmark-end text:name="__RefHeading___Toc16809_1791843891"/></text:h>
      <text:list xml:id="list233983223" text:style-name="L9">
        <text:list-item>
          <text:p text:style-name="P116">Csak Közelharc harcmodorban lehet használni</text:p>
        </text:list-item>
        <text:list-item>
          <text:p text:style-name="P116">Követelmény: Orvtámadás fortély <text:s/>(1.fok) + Észrevétlen támadás</text:p>
        </text:list-item>
        <text:list-item>
          <text:p text:style-name="P116">Sebzés: 1.körben +8 SP, később körönkén<text:span text:style-name="T1">t +4 SP.</text:span></text:p>
        </text:list-item>
        <text:list-item>
          <text:p text:style-name="P116">Szabadulás: </text:p>
        </text:list-item>
        <text:list-item>
          <text:p text:style-name="P118">Belharci szitu?</text:p>
        </text:list-item>
        <text:list-item>
          <text:p text:style-name="P117">TÉ: -30 ; VÉ: -40</text:p>
        </text:list-item>
      </text:list>
      <text:list xml:id="list213804721" text:style-name="L10">
        <text:list-item>
          <text:p text:style-name="P83">A Garott használója is kiszolgáltatott külső támadó ellen:</text:p>
        </text:list-item>
        <text:list-item>
          <text:p text:style-name="P126">Élő pajzs „manőver”: beforgatni magad elé az áldozatot, hogy ne férjenek hozzád. Ezt hogy?</text:p>
        </text:list-item>
        <text:list-item>
          <text:p text:style-name="P83">Harc helyhez kötve</text:p>
        </text:list-item>
      </text:list>
      <text:p text:style-name="P46"/>
      <text:p text:style-name="P47"/>
      <text:p text:style-name="P47">Lapozz egyet a harci kidolgozandókhoz!</text:p>
      <text:p text:style-name="P51"><text:s/>↓</text:p>
      <text:h text:style-name="P72" text:outline-level="3"><text:bookmark-start text:name="__RefHeading___Toc16811_1791843891"/>TODO (kidolgozandók) (harcrendszer)<text:bookmark-end text:name="__RefHeading___Toc16811_1791843891"/></text:h>
      <text:h text:style-name="P75" text:outline-level="4"><text:bookmark-start text:name="__RefHeading___Toc16813_1791843891"/>Vértek, páncélok <text:s/>– TODO_HARC_#29.<text:bookmark-end text:name="__RefHeading___Toc16813_1791843891"/></text:h>
      <text:list xml:id="list4142452923" text:style-name="L11">
        <text:list-item>
          <text:p text:style-name="P129">1 MGT → -1/5 mozgást igénylő képzettségpróbákra )</text:p>
        </text:list-item>
        <text:list-item>
          <text:p text:style-name="P129">Vértviselet – 3.foknál</text:p>
        </text:list-item>
        <text:list-item>
          <text:p text:style-name="P130">félvért esetén +5VÉ, teljes vért esetén +10VÉ járjon (jelenleg ez van)</text:p>
        </text:list-item>
        <text:list-item>
          <text:p text:style-name="P98">DE... NE járjon meglepetéskor, hátulról, félhá<text:span text:style-name="T32">t</text:span>ulról támadásnál, ismeretlen támadási forma ellen (KM dönt)!</text:p>
        </text:list-item>
        <text:list-item>
          <text:p text:style-name="P131">Fáradás, kimerültség full vértben</text:p>
        </text:list-item>
        <text:list-item>
          <text:p text:style-name="P132"><text:span text:style-name="T14">X</text:span><text:span text:style-name="T29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29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4" text:outline-level="4"><text:bookmark-start text:name="__RefHeading___Toc16815_1791843891"/><text:span text:style-name="T30">Pajzsok, Alkarvédők</text:span> <text:span text:style-name="_5b_RPG_5d__20_Kiemelt_20_kifejezés"><text:s/>– TODO_HARC_#15.</text:span><text:bookmark-end text:name="__RefHeading___Toc16815_1791843891"/></text:h>
      <text:list xml:id="list290767498" text:style-name="L12">
        <text:list-item>
          <text:p text:style-name="P133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33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33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02297801825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022978214144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022978004720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022978013360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022978013936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022978019408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3114247042" text:style-name="L13">
              <text:list-item>
                <text:p text:style-name="P162">A TÉ levonás csökken (lásd a táblázatot)</text:p>
              </text:list-item>
              <text:list-item>
                <text:p text:style-name="P164">MGT számítson itt? Vagy határok legyenek?</text:p>
              </text:list-item>
            </text:list>
            <text:p text:style-name="P32">2.fok: </text:p>
            <text:list xml:id="list170442646009608" text:continue-list="list3114247042" text:style-name="L13">
              <text:list-item text:start-value="1">
                <text:p text:style-name="P162">A TÉ levonás csökken (lásd a táblázatot)</text:p>
              </text:list-item>
              <text:list-item>
                <text:p text:style-name="P162">MGT: harcban nem érvényesül a pajzs MGT büntetése.</text:p>
              </text:list-item>
              <text:list-item>
                <text:p text:style-name="P162">Támadhatsz is a pajzzsal.</text:p>
              </text:list-item>
              <text:list-item>
                <text:p text:style-name="P163">Ha csak pajzs van nálad, akkor azzal</text:p>
              </text:list-item>
              <text:list-item>
                <text:p text:style-name="P163">Ha fegyver is van nálad: akkor VAGY a fegyverrel VAGY a pajzzsal támadhatsz.</text:p>
              </text:list-item>
              <text:list-item>
                <text:p text:style-name="P162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6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9">Fegyver</text:p>
          </table:table-cell>
          <table:table-cell table:style-name="Táblázat57.A2" office:value-type="string">
            <text:p text:style-name="P59">SP</text:p>
          </table:table-cell>
          <table:table-cell table:style-name="Táblázat57.A2" office:value-type="string">
            <text:p text:style-name="P59">Átütés</text:p>
          </table:table-cell>
          <table:table-cell table:style-name="Táblázat57.A2" office:value-type="string">
            <text:p text:style-name="P59">Pengehossz</text:p>
          </table:table-cell>
          <table:table-cell table:style-name="Táblázat57.A2" office:value-type="string">
            <text:p text:style-name="P59">KÉ</text:p>
          </table:table-cell>
          <table:table-cell table:style-name="Táblázat57.A2" office:value-type="string">
            <text:p text:style-name="P59">TÉ</text:p>
          </table:table-cell>
          <table:table-cell table:style-name="Táblázat57.A2" office:value-type="string">
            <text:p text:style-name="P59">VÉ</text:p>
          </table:table-cell>
          <table:table-cell table:style-name="Táblázat57.A2" office:value-type="string">
            <text:p text:style-name="P60">Sebesség</text:p>
          </table:table-cell>
          <table:table-cell table:style-name="Táblázat57.I2" office:value-type="string">
            <text:p text:style-name="P59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3856939428" text:style-name="L14">
        <text:list-item>
          <text:p text:style-name="P84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19"><text:soft-page-break/>Pajzs MGT-ket meghatározni (Hátra kapva kevesebb levonás)</text:p>
        </text:list-item>
      </text:list>
      <text:list xml:id="list1745044279" text:style-name="L15">
        <text:list-item>
          <text:p text:style-name="P134">Pajzs vs. erőből forgatott fegyver</text:p>
        </text:list-item>
      </text:list>
      <text:list xml:id="list3891496310" text:style-name="L16">
        <text:list-item>
          <text:p text:style-name="P120">A csapás védése is fájdalmas lehet (esetleg plusz VÉ csökkenés az erőbónusz arányában?)</text:p>
        </text:list-item>
        <text:list-item>
          <text:p text:style-name="P120">Márk: Erő különbség számít, zúzó fegyverek (???)</text:p>
        </text:list-item>
      </text:list>
      <text:list xml:id="list882647600" text:style-name="L17">
        <text:list-item>
          <text:p text:style-name="P135">Harc csak pajzzsal</text:p>
        </text:list-item>
        <text:list-item>
          <text:p text:style-name="P136">Egyes fegyverek sebzése csökkenjen, ha a másik kézben pajzs van. Pl. az olyanoké, amikre másik kézzel rá szoktak segíteni.</text:p>
        </text:list-item>
        <text:list-item>
          <text:p text:style-name="P136">Láncos fegyverek ellen nem véd a pajzs (vagy csak kevesebbet)</text:p>
        </text:list-item>
        <text:list-item>
          <text:p text:style-name="P137">Kis pajzs nem véd</text:p>
        </text:list-item>
        <text:list-item>
          <text:p text:style-name="P137">Közepes és nagy pajzs VÉ-je feleződik</text:p>
        </text:list-item>
      </text:list>
      <text:list xml:id="list280984989" text:style-name="L18">
        <text:list-item>
          <text:p text:style-name="P139">Ha egy karakter kard + pajzs kombóval harcol és a kardot kiverik a kezéből, akkor milyen harcértékekkel harcol tovább?</text:p>
        </text:list-item>
      </text:list>
      <text:list xml:id="list3537011050" text:style-name="L19">
        <text:list-item>
          <text:p text:style-name="P140"><text:span text:style-name="T13">Pajzshasználat 1.foknál:</text:span> levonás a TÉ-re ?? vagy pajzsának TÉ-je: 0</text:p>
        </text:list-item>
        <text:list-item>
          <text:p text:style-name="P140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1">Közrefogás esetén csak a 3. ellenféltől kezdődik a plusz ellenfelenként járó -10VÉ</text:p>
        </text:list-item>
        <text:list-item>
          <text:p text:style-name="P140">Kérdés: milyen méretű pajzstól kezdve?</text:p>
        </text:list-item>
      </text:list>
      <text:h text:style-name="P77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8">Esetleg lehetne nagyobb sebzése, de az SFÉ 2x, vagy 3x annyit védjen ellene.</text:p>
      <text:h text:style-name="P77" text:outline-level="4"><text:bookmark-start text:name="__RefHeading___Toc16823_1791843891"/>Fegyverek – TODO_HARC_#27.<text:bookmark-end text:name="__RefHeading___Toc16823_1791843891"/></text:h>
      <text:h text:style-name="P79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022978573952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022978560128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2022978563872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02297856070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100586781" text:style-name="L20">
        <text:list-item>
          <text:p text:style-name="P142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2643427081" text:style-name="L21">
        <text:list-item>
          <text:p text:style-name="P85">hárítótőrre figyelni</text:p>
        </text:list-item>
        <text:list-item>
          <text:p text:style-name="P85">Páncélszúró tőrök! -&gt; Alacsonyabb harcérték, de van nagy átütése!!</text:p>
        </text:list-item>
        <text:list-item>
          <text:p text:style-name="P85"><text:soft-page-break/>alabárd talán a legjobb páncélok ellen. Nagy átütés!!</text:p>
        </text:list-item>
        <text:list-item>
          <text:p text:style-name="P85">parittya: lehet nagy sebzése, de az SFÉ duplán számítson ellene (vagy SFÉ bónusz)</text:p>
        </text:list-item>
        <text:list-item>
          <text:p text:style-name="P85">hajítótőr: legyen kevésbé halálos. A történelemben se jött be igazán. SFÉ bónusz esetleg..</text:p>
        </text:list-item>
        <text:list-item>
          <text:p text:style-name="P85">jatagán != handzsár</text:p>
        </text:list-item>
        <text:list-item>
          <text:p text:style-name="P85">rapír nagy fegyverek ellen </text:p>
        </text:list-item>
        <text:list-item>
          <text:p text:style-name="P143">Olyan fegyver ellen, amik nem háríthatóak csuklóból: VÉ csökk??</text:p>
        </text:list-item>
        <text:list-item>
          <text:p text:style-name="P143">Pusztító fegyverek ellen fokozottan!!!</text:p>
        </text:list-item>
        <text:list-item>
          <text:p text:style-name="P143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2022978567328">
          <table:table-cell table:style-name="Táblázat37.A1" office:value-type="string">
            <text:p text:style-name="P61"/>
          </table:table-cell>
          <table:table-cell table:style-name="Táblázat37.B1" office:value-type="string">
            <text:p text:style-name="P61">Előny/hátrány</text:p>
          </table:table-cell>
        </table:table-row>
        <table:table-row table:style-name="TableLine2022978575104">
          <table:table-cell table:style-name="Táblázat37.A2" office:value-type="string">
            <text:p text:style-name="P61">Vágás</text:p>
          </table:table-cell>
          <table:table-cell table:style-name="Táblázat37.B2" office:value-type="string">
            <text:list xml:id="list3473557403" text:style-name="L22">
              <text:list-item>
                <text:p text:style-name="P92">nagy sebzés (+)</text:p>
              </text:list-item>
              <text:list-item>
                <text:p text:style-name="P92">könnyebben gyógyuló seb (-)</text:p>
              </text:list-item>
              <text:list-item>
                <text:p text:style-name="P92">a páncélok jól védenek ellene (-)</text:p>
              </text:list-item>
            </text:list>
          </table:table-cell>
        </table:table-row>
        <table:table-row table:style-name="TableLine2022978564736">
          <table:table-cell table:style-name="Táblázat37.A2" office:value-type="string">
            <text:p text:style-name="P61">Szúrás</text:p>
          </table:table-cell>
          <table:table-cell table:style-name="Táblázat37.B2" office:value-type="string">
            <text:list xml:id="list170444332164835" text:continue-list="list3473557403" text:style-name="L22">
              <text:list-item text:start-value="1">
                <text:p text:style-name="P92">közepes sebzés</text:p>
              </text:list-item>
              <text:list-item>
                <text:p text:style-name="P92">átlagosan gyógyuló seb</text:p>
              </text:list-item>
              <text:list-item>
                <text:p text:style-name="P92">a páncélok <text:span text:style-name="T18">jól védenek ellene?</text:span></text:p>
              </text:list-item>
              <text:list-item>
                <text:p text:style-name="P92">egyes szúrófegyvereknek van Átütése</text:p>
              </text:list-item>
            </text:list>
          </table:table-cell>
        </table:table-row>
        <table:table-row table:style-name="TableLine2022978574240">
          <table:table-cell table:style-name="Táblázat37.A2" office:value-type="string">
            <text:p text:style-name="P61">Zúzás</text:p>
          </table:table-cell>
          <table:table-cell table:style-name="Táblázat37.B2" office:value-type="string">
            <text:list xml:id="list170443293219399" text:continue-list="list170444332164835" text:style-name="L22">
              <text:list-item text:start-value="1">
                <text:p text:style-name="P93">Sebzés nagysága??</text:p>
              </text:list-item>
              <text:list-item>
                <text:p text:style-name="P92">nagyon nehezen gyógyul</text:p>
              </text:list-item>
              <text:list-item>
                <text:p text:style-name="P93">páncélok alig védenek ellene (lemezvért is?? vagy az véd?)</text:p>
              </text:list-item>
              <text:list-item>
                <text:p text:style-name="P92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3">Erőbónusz??</text:p>
              </text:list-item>
            </text:list>
          </table:table-cell>
        </table:table-row>
      </table:table>
      <text:p text:style-name="P11"/>
      <text:h text:style-name="P80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573596467" text:style-name="L23">
        <text:list-item>
          <text:p text:style-name="P144">Alkarvédő </text:p>
        </text:list-item>
        <text:list-item>
          <text:p text:style-name="P145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6">Köpeny</text:p>
        </text:list-item>
        <text:list-item>
          <text:p text:style-name="P147">TODO</text:p>
        </text:list-item>
        <text:list-item>
          <text:p text:style-name="P146">Csatakesztyű</text:p>
        </text:list-item>
        <text:list-item>
          <text:p text:style-name="P147">TODO</text:p>
        </text:list-item>
        <text:list-item>
          <text:p text:style-name="P127">Tonfa: értékeit lásd a „Közelharci fegyverek harcértékei” fejezetben</text:p>
        </text:list-item>
        <text:list-item>
          <text:p text:style-name="P128">spec: <text:span text:style-name="T18">TODO</text:span></text:p>
        </text:list-item>
        <text:list-item>
          <text:p text:style-name="P127">Fejvadászkard: értékeit lásd a „Közelharci fegyverek harcértékei” fejezetben</text:p>
        </text:list-item>
        <text:list-item>
          <text:p text:style-name="P128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2202583772" text:style-name="L24">
        <text:list-item>
          <text:p text:style-name="P121">Harcértékeket be kellene lőni.</text:p>
        </text:list-item>
        <text:list-item>
          <text:p text:style-name="P149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8">TODO: kidolgozni</text:p>
      <text:p text:style-name="P57">342. oldal az D20 alapkönyvben.</text:p>
      <text:list xml:id="list1645311418" text:style-name="L25">
        <text:list-item>
          <text:p text:style-name="P122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2516228912" text:style-name="L26">
        <text:list-item>
          <text:p text:style-name="P86">Átnézni az össze Manővert a táblázatban, ami piros, azt javítani/kidolgozni <text:soft-page-break/>(követelményekkel)</text:p>
        </text:list-item>
      </text:list>
      <text:list xml:id="list3650967175" text:style-name="L27">
        <text:list-item>
          <text:p text:style-name="P123">Ha elfogy a MFP, hogy legyen növelhető? (+10 KP elég béna)</text:p>
        </text:list-item>
        <text:list-item>
          <text:p text:style-name="P123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386776333" text:style-name="L28">
        <text:list-item>
          <text:p text:style-name="P150">Van még 5-6, ami kidolgozatlan és elég sok apró hiány, vagy kérdéses (besárgított) rész a többiben</text:p>
        </text:list-item>
        <text:list-item>
          <text:p text:style-name="P124"><text:span text:style-name="_5b_RPG_5d__20_Kiemelt_20_kifejezés"><text:span text:style-name="T27">Távoltartás harci fortély - kidolg. (vagy ez manőver?)</text:span></text:span></text:p>
        </text:list-item>
      </text:list>
      <text:h text:style-name="P78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463072625" text:style-name="L29">
        <text:list-item>
          <text:p text:style-name="P87">Lövészet, Hajítás: halálosak. Talán túlságosan is.</text:p>
        </text:list-item>
        <text:list-item>
          <text:p text:style-name="P151">Túl kicsi a fej szorzója</text:p>
        </text:list-item>
        <text:list-item>
          <text:p text:style-name="P151">sima nyíl: magas átütés, kis sebzés legyen</text:p>
        </text:list-item>
      </text:list>
      <text:list xml:id="list435981310" text:style-name="L30">
        <text:list-item>
          <text:p text:style-name="P138">1.3.12 Lőfegyverek harcértékei (Harcrendszer dok)</text:p>
        </text:list-item>
        <text:list-item>
          <text:p text:style-name="P152"><text:span text:style-name="T20">A </text:span>Sebzést és Átütést a nyílhegy is meghatározza! <text:span text:style-name="T18">TODO</text:span></text:p>
        </text:list-item>
        <text:list-item>
          <text:p text:style-name="P99">1 helyen rögzített „lengő” anyagok könnyen megfoghatják a lövedékeket (pl. száradó ruha).</text:p>
        </text:list-item>
      </text:list>
      <text:h text:style-name="P76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0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9"><text:soft-page-break/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022978563008">
          <table:table-cell table:style-name="Táblázat48.A1" office:value-type="string">
            <text:p text:style-name="P56">A kör pihenéssel töltött idő alatt:</text:p>
            <text:p text:style-name="P56">VÉ regenerálódás = 50 + (Edzettség*10)</text:p>
          </table:table-cell>
        </table:table-row>
      </table:table>
      <text:p text:style-name="Text_20_body"/>
      <text:list xml:id="list487234154" text:style-name="L31">
        <text:list-item>
          <text:p text:style-name="P153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2130865313" text:style-name="L32">
        <text:list-item>
          <text:p text:style-name="P88">pihenéssel NEM regenerálódnak!</text:p>
        </text:list-item>
        <text:list-item>
          <text:p text:style-name="P88">Tartós VÉ csökkenés: </text:p>
        </text:list-item>
        <text:list-item>
          <text:p text:style-name="P154">a.) 3 x ÉP veszteség</text:p>
        </text:list-item>
        <text:list-item>
          <text:p text:style-name="P155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803413569" text:style-name="L33">
        <text:list-item>
          <text:p text:style-name="P148">b.) Mi lenne, ha ugyanannyi lenne a tartós VÉ levonás, mint a TÉ levonások?! Az lehet h kevés...</text:p>
        </text:list-item>
      </text:list>
      <text:p text:style-name="P12"/>
      <text:list xml:id="list170444648324359" text:continue-list="list2130865313" text:style-name="L32">
        <text:list-item text:start-value="1">
          <text:p text:style-name="P156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022978562144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1"> </text:span></text:p>
            </table:table-cell>
          </table:table-row>
        </table:table-header-rows>
        <table:table-row table:style-name="TableLine2022978562720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2022978569344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2022978570208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2249557890" text:style-name="L34">
        <text:list-item>
          <text:p text:style-name="P89">Pihenéssel 1 ÉP / <text:s/>seb / nap</text:p>
        </text:list-item>
        <text:list-item>
          <text:p text:style-name="P157">Tehát minden seb külön gyógyul!</text:p>
        </text:list-item>
        <text:list-item>
          <text:p text:style-name="P157">Ellátás nélkül fennáll a fertőzés veszélye: naponta Edzettség próba a legnagyobb seb fele (felfelé kerekítve), mint célszám ellen</text:p>
        </text:list-item>
      </text:list>
      <text:p text:style-name="Text_20_body"><text:soft-page-break/></text:p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6">Lovas harc</text:span></text:span><text:span text:style-name="_5b_RPG_5d__20_OK"><text:span text:style-name="T10">” fortély leírását!!!</text:span></text:span></text:p>
      <text:p text:style-name="P53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7">(Ezekhez nem adódik hozzá pluszban a Harc magasabbról módosítója!)</text:p>
      <text:list xml:id="list2868678175" text:style-name="L35">
        <text:list-item>
          <text:p text:style-name="P158">Körbevéve, beszorítva: ???</text:p>
        </text:list-item>
        <text:list-item>
          <text:p text:style-name="P125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3925908353" text:style-name="L36">
        <text:list-item>
          <text:p text:style-name="P159">Lovaglás képzettségpróba <text:span text:style-name="T18">xx</text:span> célszám ellen</text:p>
        </text:list-item>
        <text:list-item>
          <text:p text:style-name="P159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2001339971" text:style-name="L37">
        <text:list-item>
          <text:p text:style-name="P90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2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054516622" text:style-name="L38">
        <text:list-item>
          <text:p text:style-name="P91">Lovaglás képzettségpróba <text:span text:style-name="T18">xx</text:span>-as célszám ellen</text:p>
        </text:list-item>
        <text:list-item>
          <text:p text:style-name="P160">Megfelelő mennyiségű hely a begyorsuláshoz (KM dönt)</text:p>
        </text:list-item>
      </text:list>
      <text:p text:style-name="Text_20_body"><text:span text:style-name="T17">Módosítók</text:span>:</text:p>
      <text:list xml:id="list170443016980632" text:continue-list="list2001339971" text:style-name="L37">
        <text:list-item text:start-value="1">
          <text:p text:style-name="P161"><text:span text:style-name="T18">xx </text:span>TÉ, <text:span text:style-name="T18">xx </text:span>VÉ</text:p>
        </text:list-item>
      </text:list>
      <text:p text:style-name="P57">(Ezekhez nem adódik hozzá pluszban a Harc magasabbról módosítója!)</text:p>
      <text:p text:style-name="P57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9T16:16:06.397000000</dc:date>
    <meta:editing-cycles>28</meta:editing-cycles>
    <meta:editing-duration>PT12H2M36S</meta:editing-duration>
    <meta:document-statistic meta:table-count="11" meta:image-count="0" meta:object-count="0" meta:page-count="16" meta:paragraph-count="480" meta:word-count="3556" meta:character-count="24110" meta:non-whitespace-character-count="21095"/>
    <meta:user-defined meta:name="Információ 1"/>
    <meta:user-defined meta:name="Információ 2"/>
    <meta:user-defined meta:name="Információ 3"/>
    <meta:user-defined meta:name="Információ 4"/>
  </office:meta>
</office:document-meta>
</file>